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34EB584E1CC85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5cm" svg:height="14.45cm" svg:x="3.323cm" svg:y="7.153cm">
          <draw:image xlink:href="Pictures/100000010000020000000200434EB584E1CC85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3:38:25.349786933</meta:creation-date>
    <dc:date>2024-01-10T13:39:07.847251668</dc:date>
    <meta:editing-duration>PT43S</meta:editing-duration>
    <meta:editing-cycles>1</meta:editing-cycles>
    <meta:document-statistic meta:object-count="1"/>
    <meta:generator>LibreOffice/7.4.7.2$Linux_X86_64 LibreOffice_project/40$Build-2</meta:generator>
  </office:meta>
</office:document-meta>
</file>